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start" style:justify-single-word="false"/>
      <style:text-properties officeooo:rsid="0012f3b0" officeooo:paragraph-rsid="0041302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5" style:family="paragraph" style:parent-style-name="Standard">
      <style:text-properties officeooo:paragraph-rsid="00239fac"/>
    </style:style>
    <style:style style:name="P6" style:family="paragraph" style:parent-style-name="Standard">
      <style:text-properties officeooo:rsid="0029660c" officeooo:paragraph-rsid="0029660c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12f3b0" officeooo:paragraph-rsid="00413029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10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normal" officeooo:rsid="004b1447" officeooo:paragraph-rsid="004b144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top="0.1in" fo:margin-bottom="0.1in" loext:contextual-spacing="false" fo:text-align="start" style:justify-single-word="false"/>
      <style:text-properties style:font-name="Courier New" fo:font-size="12pt" fo:font-weight="normal" officeooo:rsid="004b1447" officeooo:paragraph-rsid="004ae738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text-properties officeooo:rsid="001d0403" officeooo:paragraph-rsid="001d0403"/>
    </style:style>
    <style:style style:name="P85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6" style:family="paragraph" style:parent-style-name="Standard" style:list-style-name="L3">
      <style:text-properties fo:font-style="normal" officeooo:rsid="00210ac6" officeooo:paragraph-rsid="00413029" style:font-style-asian="normal" style:font-style-complex="normal"/>
    </style:style>
    <style:style style:name="P87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88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89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90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1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92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3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94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95" style:family="paragraph" style:parent-style-name="Standard" style:list-style-name="L3">
      <style:text-properties fo:font-style="normal" officeooo:rsid="00413029" officeooo:paragraph-rsid="00413029" style:font-style-asian="normal" style:font-style-complex="normal"/>
    </style:style>
    <style:style style:name="P96" style:family="paragraph" style:parent-style-name="Standard" style:list-style-name="L3">
      <style:text-properties fo:font-style="normal" officeooo:rsid="00431cb2" officeooo:paragraph-rsid="00431cb2" style:font-style-asian="normal" style:font-style-complex="normal"/>
    </style:style>
    <style:style style:name="P97" style:family="paragraph" style:parent-style-name="Standard" style:list-style-name="L3">
      <style:text-properties fo:font-style="normal" officeooo:rsid="00550ef0" officeooo:paragraph-rsid="00550ef0" style:font-style-asian="normal" style:font-style-complex="normal"/>
    </style:style>
    <style:style style:name="P98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99" style:family="paragraph" style:parent-style-name="Standard" style:list-style-name="L1">
      <style:text-properties officeooo:rsid="0026e1e1" officeooo:paragraph-rsid="0026e1e1"/>
    </style:style>
    <style:style style:name="P100" style:family="paragraph" style:parent-style-name="Standard" style:list-style-name="L1">
      <style:text-properties officeooo:rsid="001da65e" officeooo:paragraph-rsid="001da65e"/>
    </style:style>
    <style:style style:name="P101" style:family="paragraph" style:parent-style-name="Standard" style:list-style-name="L2">
      <style:text-properties officeooo:rsid="0012f3b0" officeooo:paragraph-rsid="0012f3b0"/>
    </style:style>
    <style:style style:name="P102" style:family="paragraph" style:parent-style-name="Standard" style:list-style-name="L2">
      <style:text-properties officeooo:rsid="002003e5" officeooo:paragraph-rsid="002003e5"/>
    </style:style>
    <style:style style:name="P103" style:family="paragraph" style:parent-style-name="Standard" style:list-style-name="L2">
      <style:text-properties officeooo:rsid="0026d433" officeooo:paragraph-rsid="0026d433"/>
    </style:style>
    <style:style style:name="P104" style:family="paragraph" style:parent-style-name="Standard" style:list-style-name="L2">
      <style:text-properties officeooo:rsid="0029660c" officeooo:paragraph-rsid="0029660c"/>
    </style:style>
    <style:style style:name="P105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106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108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4adce0" officeooo:paragraph-rsid="004adce0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114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115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16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6778" style:font-style-asian="normal" style:font-style-complex="normal"/>
    </style:style>
    <style:style style:name="T5" style:family="text">
      <style:text-properties fo:font-style="normal" officeooo:rsid="001da65e" style:font-style-asian="normal" style:font-style-complex="normal"/>
    </style:style>
    <style:style style:name="T6" style:family="text">
      <style:text-properties fo:font-style="normal" officeooo:rsid="00284db4" style:font-style-asian="normal" style:font-style-complex="normal"/>
    </style:style>
    <style:style style:name="T7" style:family="text">
      <style:text-properties fo:font-style="normal" officeooo:rsid="00210ac6" style:font-style-asian="normal" style:font-style-complex="normal"/>
    </style:style>
    <style:style style:name="T8" style:family="text">
      <style:text-properties officeooo:rsid="001485e0"/>
    </style:style>
    <style:style style:name="T9" style:family="text">
      <style:text-properties officeooo:rsid="0019d5ae"/>
    </style:style>
    <style:style style:name="T10" style:family="text">
      <style:text-properties officeooo:rsid="001e17b3"/>
    </style:style>
    <style:style style:name="T11" style:family="text">
      <style:text-properties officeooo:rsid="00402e20"/>
    </style:style>
    <style:style style:name="T12" style:family="text">
      <style:text-properties officeooo:rsid="00311696"/>
    </style:style>
    <style:style style:name="T13" style:family="text">
      <style:text-properties officeooo:rsid="0042fad0"/>
    </style:style>
    <style:style style:name="T14" style:family="text">
      <style:text-properties officeooo:rsid="0017bd0d"/>
    </style:style>
    <style:style style:name="T15" style:family="text">
      <style:text-properties officeooo:rsid="001e2869"/>
    </style:style>
    <style:style style:name="T16" style:family="text">
      <style:text-properties officeooo:rsid="0054ddde"/>
    </style:style>
    <style:style style:name="T17" style:family="text">
      <style:text-properties officeooo:rsid="001b8ba5"/>
    </style:style>
    <style:style style:name="T18" style:family="text">
      <style:text-properties officeooo:rsid="0026bb9f"/>
    </style:style>
    <style:style style:name="T19" style:family="text">
      <style:text-properties officeooo:rsid="001b08af"/>
    </style:style>
    <style:style style:name="T20" style:family="text">
      <style:text-properties officeooo:rsid="001c5ea0"/>
    </style:style>
    <style:style style:name="T21" style:family="text">
      <style:text-properties officeooo:rsid="00227012"/>
    </style:style>
    <style:style style:name="T22" style:family="text">
      <style:text-properties officeooo:rsid="00341f25"/>
    </style:style>
    <style:style style:name="T23" style:family="text">
      <style:text-properties officeooo:rsid="002d31cb"/>
    </style:style>
    <style:style style:name="T24" style:family="text">
      <style:text-properties officeooo:rsid="00357515"/>
    </style:style>
    <style:style style:name="T25" style:family="text">
      <style:text-properties officeooo:rsid="002bd303"/>
    </style:style>
    <style:style style:name="T26" style:family="text">
      <style:text-properties officeooo:rsid="002c1a75"/>
    </style:style>
    <style:style style:name="T27" style:family="text">
      <style:text-properties officeooo:rsid="002e5614"/>
    </style:style>
    <style:style style:name="T28" style:family="text">
      <style:text-properties officeooo:rsid="00413029"/>
    </style:style>
    <style:style style:name="T29" style:family="text">
      <style:text-properties officeooo:rsid="00431cb2"/>
    </style:style>
    <style:style style:name="T30" style:family="text">
      <style:text-properties officeooo:rsid="00442062"/>
    </style:style>
    <style:style style:name="T31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34" style:family="text">
      <style:text-properties officeooo:rsid="004adce0"/>
    </style:style>
    <style:style style:name="T35" style:family="text">
      <style:text-properties officeooo:rsid="004ae738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officeooo:rsid="00431cb2"/>
    </style:style>
    <style:style style:name="T38" style:family="text">
      <style:text-properties officeooo:rsid="0056fc6b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CO/<text:span text:style-name="T25">E</text:span> – <text:span text:style-name="T9">Changes</text:span></text:p>
      <text:p text:style-name="P2"/>
      <text:list xml:id="list2826549007" text:style-name="L1">
        <text:list-item>
          <text:p text:style-name="P84"><text:span text:style-name="T3">Complete re-write, </text:span><text:span text:style-name="T7">using C17 features and library functions.</text:span></text:p>
        </text:list-item>
        <text:list-item>
          <text:p text:style-name="P85">Assertion statements added, especially for function parameters.</text:p>
        </text:list-item>
        <text:list-item>
          <text:p text:style-name="P85">Code verified with <text:span text:style-name="T1">FlexeLint</text:span>.</text:p>
        </text:list-item>
        <text:list-item>
          <text:p text:style-name="P85">Memory usage checked with <text:span text:style-name="T1">Valgrind</text:span>.</text:p>
        </text:list-item>
        <text:list-item>
          <text:p text:style-name="P85">Inline documentation using Doxygen comments.</text:p>
        </text:list-item>
        <text:list-item>
          <text:p text:style-name="P87">Access to edit buffer is through defined interface.</text:p>
        </text:list-item>
        <text:list-item>
          <text:p text:style-name="P113">Library changes</text:p>
          <text:list>
            <text:list-item>
              <text:p text:style-name="P98">termi<text:span text:style-name="T38">os </text:span><text:span text:style-name="T3">replaces </text:span>termcap</text:p>
            </text:list-item>
            <text:list-item>
              <text:p text:style-name="P98">sigaction() <text:span text:style-name="T3">replaces </text:span>signal()</text:p>
            </text:list-item>
            <text:list-item>
              <text:p text:style-name="P98">ncurses <text:span text:style-name="T3">replaces </text:span>curses</text:p>
            </text:list-item>
            <text:list-item>
              <text:p text:style-name="P98"><text:span text:style-name="T3">ANSI functions (e.g., </text:span>isalpha()<text:span text:style-name="T3">) replace local functions.</text:span></text:p>
            </text:list-item>
          </text:list>
        </text:list-item>
        <text:list-item>
          <text:p text:style-name="P84">Command enhancements</text:p>
          <text:list>
            <text:list-item>
              <text:p text:style-name="P84">EE command added.</text:p>
            </text:list-item>
            <text:list-item>
              <text:p text:style-name="P99">EQq command added.</text:p>
            </text:list-item>
            <text:list-item>
              <text:p text:style-name="P99">E%q command added.</text:p>
            </text:list-item>
          </text:list>
        </text:list-item>
        <text:list-item>
          <text:p text:style-name="P84"><text:span text:style-name="T4">O</text:span><text:span text:style-name="T3">ptional “strict” mode for parsing commands</text:span></text:p>
          <text:list>
            <text:list-item>
              <text:p text:style-name="P88">Error if more than one comma</text:p>
            </text:list-item>
            <text:list-item>
              <text:p text:style-name="P100"><text:span text:style-name="T5">E</text:span><text:span text:style-name="T3">rror if @ not allowed</text:span></text:p>
            </text:list-item>
            <text:list-item>
              <text:p text:style-name="P89">Error if more than one @</text:p>
            </text:list-item>
            <text:list-item>
              <text:p text:style-name="P88">Error if : or :: not allowed</text:p>
            </text:list-item>
            <text:list-item>
              <text:p text:style-name="P90">Error if more than two colons</text:p>
            </text:list-item>
            <text:list-item>
              <text:p text:style-name="P91">Error if @ or : in the middle of an expression</text:p>
            </text:list-item>
            <text:list-item>
              <text:p text:style-name="P84"><text:span text:style-name="T5">Error if attemp</text:span><text:span text:style-name="T3">t to divide by zero</text:span></text:p>
            </text:list-item>
            <text:list-item>
              <text:p text:style-name="P92">Error if m or n arguments provided for commands that don’t take them.</text:p>
            </text:list-item>
            <text:list-item>
              <text:p text:style-name="P92">Error if m argument without n argument.</text:p>
            </text:list-item>
          </text:list>
        </text:list-item>
        <text:list-item>
          <text:p text:style-name="P94"/>
        </text:list-item>
      </text:list>
      <text:p text:style-name="P1"/>
      <text:p text:style-name="P1"><text:span text:style-name="T10">Errors </text:span>Fi<text:span text:style-name="T10">xed</text:span></text:p>
      <text:p text:style-name="P1"/>
      <text:list xml:id="list1460785850" text:style-name="L2">
        <text:list-item>
          <text:p text:style-name="P101">The <text:span text:style-name="T8">type out function</text:span> <text:span text:style-name="T1">typbuf() </text:span><text:span text:style-name="T3">was </text:span>called to echo characters in commands. This would result in erroneous output if the EU flag was set to 0 or 1.</text:p>
        </text:list-item>
        <text:list-item>
          <text:p text:style-name="P102">EI command would start executing commands immediately, rather than just reading them into the command buffer.</text:p>
        </text:list-item>
        <text:list-item>
          <text:p text:style-name="P102">EG and EX commands did not implement file protection (issuing an error to provide loss of data if the buffer was not empty).</text:p>
        </text:list-item>
        <text:list-item>
          <text:p text:style-name="P103">Values passed through some commands (e.g., apostrophe) instead of being consumed.</text:p>
        </text:list-item>
        <text:list-item>
          <text:p text:style-name="P103">If the radix was 16, hexadecimal digits were allowed in expressions.</text:p>
        </text:list-item>
        <text:list-item>
          <text:p text:style-name="P104">MLP/MRP errors were not implemented.</text:p>
        </text:list-item>
      </text:list>
      <text:p text:style-name="P6"/>
      <text:p text:style-name="P8">TECO/<text:span text:style-name="T25">E</text:span> – <text:span text:style-name="T28">New Features</text:span></text:p>
      <text:p text:style-name="P3"/>
      <text:list xml:id="list1630344141" text:style-name="L3">
        <text:list-item>
          <text:p text:style-name="P95">Flag variables</text:p>
          <text:list>
            <text:list-item>
              <text:p text:style-name="P95">E1</text:p>
              <text:list>
                <text:list-item>
                  <text:p text:style-name="P95">E1&amp;1 – strictly enforce syntax</text:p>
                </text:list-item>
                <text:list-item>
                  <text:p text:style-name="P95">E1&amp;2 – parse commands but do not execute</text:p>
                </text:list-item>
              </text:list>
            </text:list-item>
            <text:list-item>
              <text:p text:style-name="P95">E2</text:p>
              <text:list>
                <text:list-item>
                  <text:p text:style-name="P95">E2&amp;1 – dollar sign is valid symbol constituent</text:p>
                </text:list-item>
                <text:list-item>
                  <text:p text:style-name="P95">E2&amp;2 – underscore is valid symbol constituent</text:p>
                </text:list-item>
                <text:list-item>
                  <text:p text:style-name="P95">E2&amp;4 – Add CR before LF on output</text:p>
                </text:list-item>
                <text:list-item>
                  <text:p text:style-name="P95">E2&amp;8 – Strip CR on input</text:p>
                </text:list-item>
                <text:list-item>
                  <text:p text:style-name="P95">E2&amp;16 – FF is normal character (not page delimiter)</text:p>
                </text:list-item>
              </text:list>
            </text:list-item>
            <text:list-item>
              <text:p text:style-name="P95">E3</text:p>
              <text:list>
                <text:list-item>
                  <text:p text:style-name="P95">E3&amp;1 – enable braced expressions</text:p>
                </text:list-item>
                <text:list-item>
                  <text:p text:style-name="P95">E3&amp;2 – enable tilde operator</text:p>
                </text:list-item>
                <text:list-item>
                  <text:p text:style-name="P95">E3&amp;4 – CTRL/H returns time in milliseconds</text:p>
                </text:list-item>
              </text:list>
            </text:list-item>
            <text:list-item>
              <text:p text:style-name="P95">E4</text:p>
              <text:list>
                <text:list-item>
                  <text:p text:style-name="P95">E4&amp;<text:span text:style-name="T30">1</text:span>– don’t include command input in log file</text:p>
                </text:list-item>
                <text:list-item>
                  <text:p text:style-name="P95">E4&amp;<text:span text:style-name="T30">2</text:span>– don’t include command output in log file</text:p>
                </text:list-item>
              </text:list>
            </text:list-item>
            <text:list-item>
              <text:p text:style-name="P95">E5 – comment bypass character</text:p>
            </text:list-item>
          </text:list>
        </text:list-item>
        <text:list-item>
          <text:p text:style-name="P95">Braced expressions – { and }</text:p>
          <text:list>
            <text:list-item>
              <text:list>
                <text:list-item>
                  <text:p text:style-name="P93"><text:span text:style-name="T37">=</text:span><text:span text:style-name="T36">=<text:tab/></text:span><text:span text:style-name="T37">(equal)</text:span></text:p>
                </text:list-item>
                <text:list-item>
                  <text:p text:style-name="P105">&lt;&gt;<text:tab/><text:span text:style-name="T29">(not equal)</text:span></text:p>
                </text:list-item>
                <text:list-item>
                  <text:p text:style-name="P105">&lt;<text:tab/><text:span text:style-name="T29">(less than)</text:span></text:p>
                </text:list-item>
                <text:list-item>
                  <text:p text:style-name="P105">&lt;=<text:tab/><text:span text:style-name="T29">(less than or equal)</text:span></text:p>
                </text:list-item>
                <text:list-item>
                  <text:p text:style-name="P105">&gt;<text:tab/><text:span text:style-name="T29">(greater than)</text:span></text:p>
                </text:list-item>
                <text:list-item>
                  <text:p text:style-name="P105">&gt;=<text:tab/><text:span text:style-name="T29">(greater than or equal)</text:span></text:p>
                </text:list-item>
                <text:list-item>
                  <text:p text:style-name="P105">//<text:tab/><text:span text:style-name="T35">(division yielding remainder)</text:span></text:p>
                </text:list-item>
                <text:list-item>
                  <text:p text:style-name="P106">~<text:tab/>(exclusive OR)</text:p>
                </text:list-item>
                <text:list-item>
                  <text:p text:style-name="P106">&lt;&lt;<text:tab/>(arithmetic left shift)</text:p>
                </text:list-item>
                <text:list-item>
                  <text:p text:style-name="P106">&gt;&gt;<text:tab/>(arithmetic right shift)</text:p>
                </text:list-item>
                <text:list-item>
                  <text:p text:style-name="P106">!<text:tab/>(logical NOT)</text:p>
                </text:list-item>
              </text:list>
            </text:list-item>
          </text:list>
        </text:list-item>
        <text:list-item>
          <text:p text:style-name="P95">‘=’ command <text:span text:style-name="T35">allows @ modifier</text:span></text:p>
          <text:list>
            <text:list-item>
              <text:p text:style-name="P95">Specifies <text:span text:style-name="T1">printf()</text:span> format string for output</text:p>
            </text:list-item>
            <text:list-item>
              <text:p text:style-name="P95">e.g., 123@=/%5u/</text:p>
            </text:list-item>
          </text:list>
        </text:list-item>
        <text:list-item>
          <text:p text:style-name="P95">nEC sets size of text buffer to nK bytes.</text:p>
        </text:list-item>
        <text:list-item>
          <text:p text:style-name="P86">:<text:span text:style-name="T28">L returns number of line delimiters</text:span></text:p>
          <text:list>
            <text:list-item>
              <text:p text:style-name="P86">:<text:span text:style-name="T28">L or 0:L returns total no. of lines in buffer</text:span></text:p>
            </text:list-item>
            <text:list-item>
              <text:p text:style-name="P86">-<text:span text:style-name="T28">1:L returns no. of lines preceding dot</text:span></text:p>
            </text:list-item>
            <text:list-item>
              <text:p text:style-name="P95">1:L returns no. of lines following dot</text:p>
            </text:list-item>
          </text:list>
        </text:list-item>
        <text:list-item>
          <text:p text:style-name="P96">FL changes characters in text buffer to lower case</text:p>
          <text:list>
            <text:list-item>
              <text:p text:style-name="P96">nFL changes preceding or following lines.</text:p>
            </text:list-item>
            <text:list-item>
              <text:p text:style-name="P96">m,nFL changes characters between positions m and n in buffer.</text:p>
            </text:list-item>
          </text:list>
        </text:list-item>
        <text:list-item>
          <text:p text:style-name="P96">FU changes characters in text buffer to upper case</text:p>
          <text:list>
            <text:list-item>
              <text:p text:style-name="P96">nFU changes preceding or following lines.</text:p>
            </text:list-item>
            <text:list-item>
              <text:p text:style-name="P96">m,nFU changes characters between positions m and n in buffer.</text:p>
            </text:list-item>
          </text:list>
        </text:list-item>
        <text:list-item>
          <text:p text:style-name="P97">New errors</text:p>
        </text:list-item>
      </text:list>
      <text:p text:style-name="P9"><text:span text:style-name="T31">TECO </text:span><text:span text:style-name="T32">Tasks</text:span></text:p>
      <text:p text:style-name="P107"/>
      <text:p text:style-name="P107"/>
      <text:list xml:id="list136863824" text:style-name="L4">
        <text:list-item>
          <text:p text:style-name="P108"><text:span text:style-name="T34">New</text:span> commands</text:p>
          <text:list>
            <text:list-item>
              <text:p text:style-name="P109">Immediate-action &lt;CTRL/W&gt;</text:p>
            </text:list-item>
            <text:list-item>
              <text:p text:style-name="P109">Immediate-action ?</text:p>
            </text:list-item>
            <text:list-item>
              <text:p text:style-name="P109">W</text:p>
            </text:list-item>
            <text:list-item>
              <text:p text:style-name="P109">:<text:span text:style-name="T38">^T</text:span></text:p>
            </text:list-item>
            <text:list-item>
              <text:p text:style-name="P109">&lt;CTRL/E&gt;M</text:p>
            </text:list-item>
            <text:list-item>
              <text:p text:style-name="P109">&lt;CTRL/E&gt;[a,b,c,...]</text:p>
            </text:list-item>
          </text:list>
        </text:list-item>
        <text:list-item>
          <text:p text:style-name="P108"><text:span text:style-name="T34">Partial</text:span> commands</text:p>
          <text:list>
            <text:list-item>
              <text:p text:style-name="P109">ED</text:p>
            </text:list-item>
            <text:list-item>
              <text:p text:style-name="P109">ET</text:p>
            </text:list-item>
            <text:list-item>
              <text:p text:style-name="P109">EG</text:p>
            </text:list-item>
            <text:list-item>
              <text:p text:style-name="P109">&lt;CTRL/C&gt;&lt;CTRL/C&gt;</text:p>
            </text:list-item>
            <text:list-item>
              <text:p text:style-name="P109">Indirect file annotation</text:p>
            </text:list-item>
          </text:list>
        </text:list-item>
        <text:list-item>
          <text:p text:style-name="P109">General clean-up</text:p>
          <text:list>
            <text:list-item>
              <text:p text:style-name="P109">Header files</text:p>
            </text:list-item>
            <text:list-item>
              <text:p text:style-name="P109">Source files</text:p>
            </text:list-item>
            <text:list-item>
              <text:p text:style-name="P109">TODO items</text:p>
            </text:list-item>
            <text:list-item>
              <text:p text:style-name="P111">Use <text:span text:style-name="T1">sigaction() </text:span><text:span text:style-name="T3">instead of </text:span><text:span text:style-name="T1">signal()</text:span></text:p>
            </text:list-item>
            <text:list-item>
              <text:p text:style-name="P112">Use <text:span text:style-name="T1">termi</text:span><text:span text:style-name="T2">os</text:span> instead of <text:span text:style-name="T1">termcap</text:span></text:p>
            </text:list-item>
            <text:list-item>
              <text:p text:style-name="P109">Doxygen documentation</text:p>
            </text:list-item>
          </text:list>
        </text:list-item>
        <text:list-item>
          <text:p text:style-name="P109">Porting</text:p>
          <text:list>
            <text:list-item>
              <text:p text:style-name="P109">Windows</text:p>
            </text:list-item>
            <text:list-item>
              <text:p text:style-name="P109">MacOS</text:p>
            </text:list-item>
            <text:list-item>
              <text:p text:style-name="P109">VMS</text:p>
            </text:list-item>
          </text:list>
        </text:list-item>
        <text:list-item>
          <text:p text:style-name="P109">Documentation</text:p>
          <text:list>
            <text:list-item>
              <text:p text:style-name="P109">Credits</text:p>
            </text:list-item>
            <text:list-item>
              <text:p text:style-name="P110">Naming conventions (files, variables, etc.)</text:p>
            </text:list-item>
            <text:list-item>
              <text:p text:style-name="P110">Theory of operation</text:p>
            </text:list-item>
            <text:list-item>
              <text:p text:style-name="P109">Supported commands</text:p>
              <text:list>
                <text:list-item>
                  <text:p text:style-name="P109">TECO-11</text:p>
                </text:list-item>
                <text:list-item>
                  <text:p text:style-name="P109">TECO-32</text:p>
                </text:list-item>
                <text:list-item>
                  <text:p text:style-name="P109">TECO C</text:p>
                </text:list-item>
              </text:list>
            </text:list-item>
            <text:list-item>
              <text:p text:style-name="P110">New commands</text:p>
            </text:list-item>
            <text:list-item>
              <text:p text:style-name="P110">Gap buffer</text:p>
            </text:list-item>
          </text:list>
        </text:list-item>
        <text:list-item>
          <text:p text:style-name="P109">Tests</text:p>
          <text:list>
            <text:list-item>
              <text:p text:style-name="P109">TECO-11/TECO-32 macros</text:p>
            </text:list-item>
            <text:list-item>
              <text:p text:style-name="P109">TECO C macros</text:p>
            </text:list-item>
            <text:list-item>
              <text:p text:style-name="P109">Automated tests</text:p>
            </text:list-item>
            <text:list-item>
              <text:p text:style-name="P109">PC-Lint</text:p>
            </text:list-item>
            <text:list-item>
              <text:p text:style-name="P109">Valgrind</text:p>
            </text:list-item>
            <text:list-item>
              <text:p text:style-name="P109">GPROF</text:p>
            </text:list-item>
          </text:list>
        </text:list-item>
      </text:list>
      <text:p text:style-name="P7"/>
      <text:p text:style-name="P10"><text:span text:style-name="T31">TECO </text:span><text:span text:style-name="T33">Commands</text:span></text:p>
      <text:p text:style-name="P114"/>
      <text:list xml:id="list1279916108" text:style-name="L5">
        <text:list-item>
          <text:p text:style-name="P115"><text:span text:style-name="T35">F</text:span>ile Specification Commands</text:p>
          <text:list>
            <text:list-item>
              <text:p text:style-name="P115">File Opening Commands</text:p>
            </text:list-item>
            <text:list-item>
              <text:p text:style-name="P115">File Close and Exit Commands</text:p>
            </text:list-item>
            <text:list-item>
              <text:p text:style-name="P115">Secondary Stream Commands</text:p>
              <text:list>
                <text:list-item>
                  <text:p text:style-name="P116">Input commands</text:p>
                </text:list-item>
                <text:list-item>
                  <text:p text:style-name="P116">Output commands</text:p>
                </text:list-item>
                <text:list-item>
                  <text:p text:style-name="P116">Indirect file commands</text:p>
                </text:list-item>
              </text:list>
            </text:list-item>
            <text:list-item>
              <text:p text:style-name="P115">Wildcard Commands</text:p>
            </text:list-item>
            <text:list-item>
              <text:p text:style-name="P115">Direct I/O Commands</text:p>
            </text:list-item>
          </text:list>
        </text:list-item>
        <text:list-item>
          <text:p text:style-name="P115">Page Manipulation Commands</text:p>
          <text:list>
            <text:list-item>
              <text:p text:style-name="P116">Append commands</text:p>
            </text:list-item>
            <text:list-item>
              <text:p text:style-name="P116">Page commands</text:p>
            </text:list-item>
            <text:list-item>
              <text:p text:style-name="P116">Yank commands</text:p>
            </text:list-item>
          </text:list>
        </text:list-item>
        <text:list-item>
          <text:p text:style-name="P115">Buffer Pointer Manipulation Commands</text:p>
          <text:list>
            <text:list-item>
              <text:p text:style-name="P116">Character commands</text:p>
            </text:list-item>
            <text:list-item>
              <text:p text:style-name="P116">Jump commands</text:p>
            </text:list-item>
            <text:list-item>
              <text:p text:style-name="P116">Line commands</text:p>
            </text:list-item>
            <text:list-item>
              <text:p text:style-name="P116">Reverse commands</text:p>
            </text:list-item>
          </text:list>
        </text:list-item>
        <text:list-item>
          <text:p text:style-name="P115">Text Type-Out Commands</text:p>
        </text:list-item>
        <text:list-item>
          <text:p text:style-name="P115">Deletion Commands</text:p>
          <text:list>
            <text:list-item>
              <text:p text:style-name="P116">Delete commands</text:p>
            </text:list-item>
            <text:list-item>
              <text:p text:style-name="P116">Kill commands</text:p>
            </text:list-item>
          </text:list>
        </text:list-item>
        <text:list-item>
          <text:p text:style-name="P115"><text:soft-page-break/>Insertion Commands</text:p>
        </text:list-item>
        <text:list-item>
          <text:p text:style-name="P115">Search Commands</text:p>
          <text:list>
            <text:list-item>
              <text:p text:style-name="P116">Unbounded search commands</text:p>
            </text:list-item>
            <text:list-item>
              <text:p text:style-name="P116">Bounded search commands</text:p>
            </text:list-item>
            <text:list-item>
              <text:p text:style-name="P116">Search and replace commands</text:p>
            </text:list-item>
          </text:list>
        </text:list-item>
        <text:list-item>
          <text:p text:style-name="P115">Search Arguments</text:p>
          <text:list>
            <text:list-item>
              <text:p text:style-name="P116">String building characters</text:p>
            </text:list-item>
            <text:list-item>
              <text:p text:style-name="P116">Match control characters</text:p>
            </text:list-item>
          </text:list>
        </text:list-item>
        <text:list-item>
          <text:p text:style-name="P115">Q-Register Manipulation</text:p>
          <text:list>
            <text:list-item>
              <text:p text:style-name="P116">Q-register loading commands</text:p>
            </text:list-item>
            <text:list-item>
              <text:p text:style-name="P116">Q-register retrieval commands</text:p>
            </text:list-item>
            <text:list-item>
              <text:p text:style-name="P116">Macro invocation commands</text:p>
            </text:list-item>
          </text:list>
        </text:list-item>
        <text:list-item>
          <text:p text:style-name="P116">Arithmetic and Expressions</text:p>
          <text:list>
            <text:list-item>
              <text:p text:style-name="P116">Arithmetic operators</text:p>
            </text:list-item>
            <text:list-item>
              <text:p text:style-name="P116">Conversion and radix control commands</text:p>
            </text:list-item>
          </text:list>
        </text:list-item>
        <text:list-item>
          <text:p text:style-name="P116">Special Numeric Values</text:p>
          <text:list>
            <text:list-item>
              <text:p text:style-name="P116">Characters associated with numeric values</text:p>
            </text:list-item>
            <text:list-item>
              <text:p text:style-name="P116">Mode control flags</text:p>
            </text:list-item>
          </text:list>
        </text:list-item>
        <text:list-item>
          <text:p text:style-name="P116">Command Loops</text:p>
        </text:list-item>
        <text:list-item>
          <text:p text:style-name="P116">Branching Commands</text:p>
        </text:list-item>
        <text:list-item>
          <text:p text:style-name="P116">Conditional Execution Commands</text:p>
        </text:list-item>
        <text:list-item>
          <text:p text:style-name="P116">Retrieving Environment Characteristics</text:p>
        </text:list-item>
        <text:list-item>
          <text:p text:style-name="P116">Mode Control Flags</text:p>
        </text:list-item>
        <text:list-item>
          <text:p text:style-name="P116">Scope Commands</text:p>
        </text:list-item>
        <text:list-item>
          <text:p text:style-name="P116"><text:soft-page-break/>Programming Aids</text:p>
          <text:list>
            <text:list-item>
              <text:p text:style-name="P116">Text Formatting</text:p>
            </text:list-item>
            <text:list-item>
              <text:p text:style-name="P116">Comments</text:p>
            </text:list-item>
            <text:list-item>
              <text:p text:style-name="P116">Messages</text:p>
            </text:list-item>
            <text:list-item>
              <text:p text:style-name="P116">Tracing</text:p>
            </text:list-item>
            <text:list-item>
              <text:p text:style-name="P116">Convenience Characters</text:p>
            </text:list-item>
            <text:list-item>
              <text:p text:style-name="P116">Memory Expansion</text:p>
            </text:list-item>
            <text:list-item>
              <text:p text:style-name="P116">Case Control</text:p>
            </text:list-item>
          </text:list>
        </text:list-item>
      </text:list>
      <text:p text:style-name="P83"/>
      <text:p text:style-name="P8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<text:span text:style-name="T35">A</text:span>SCII</text:p>
          </table:table-cell>
          <table:table-cell table:style-name="Table2.A1" office:value-type="string">
            <text:p text:style-name="P11">Chr.</text:p>
          </table:table-cell>
          <table:table-cell table:style-name="Table2.A1" office:value-type="string">
            <text:p text:style-name="P12">Example</text:p>
          </table:table-cell>
          <table:table-cell table:style-name="Table2.D1" office:value-type="string">
            <text:p text:style-name="P13">Comments (blank = completed)</text:p>
          </table:table-cell>
        </table:table-row>
        <table:table-row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NUL</text:p>
          </table:table-cell>
          <table:table-cell table:style-name="Table2.A2" office:value-type="string">
            <text:p text:style-name="P14">n/a</text:p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^A</text:p>
          </table:table-cell>
          <table:table-cell table:style-name="Table2.A2" office:value-type="string">
            <text:p text:style-name="P14">^Atext<text:span text:style-name="T11">`</text:span>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18">^B</text:p>
          </table:table-cell>
          <table:table-cell table:style-name="Table2.A2" office:value-type="string">
            <text:p text:style-name="P18">^B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^C</text:p>
          </table:table-cell>
          <table:table-cell table:style-name="Table2.A2" office:value-type="string">
            <text:p text:style-name="P20">^C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4">^D</text:p>
          </table:table-cell>
          <table:table-cell table:style-name="Table2.A2" office:value-type="string">
            <text:p text:style-name="P18">^D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^E</text:p>
          </table:table-cell>
          <table:table-cell table:style-name="Table2.A2" office:value-type="string">
            <text:p text:style-name="P22">^E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A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B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C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D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Gq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L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6">^EM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Q<text:span text:style-name="T27">q</text:span>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R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S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Uq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V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W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EX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7">^E<text:span text:style-name="T26">&lt;</text:span>nnn<text:span text:style-name="T26">&gt;</text:span></text:p>
          </table:table-cell>
          <table:table-cell table:style-name="Table2.D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6">^E[a,b,c,...]</text:p>
          </table:table-cell>
          <table:table-cell table:style-name="Table2.D2" office:value-type="string">
            <text:p text:style-name="P47">TECO-10 feature.</text:p>
          </table:table-cell>
        </table:table-row>
        <table:table-row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^F</text:p>
          </table:table-cell>
          <table:table-cell table:style-name="Table2.A2" office:value-type="string">
            <text:p text:style-name="P22"><text:span text:style-name="T12">n</text:span>^F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14">^G</text:p>
          </table:table-cell>
          <table:table-cell table:style-name="Table2.A2" office:value-type="string">
            <text:p text:style-name="P26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22">^H</text:p>
          </table:table-cell>
          <table:table-cell table:style-name="Table2.A2" office:value-type="string">
            <text:p text:style-name="P22">^H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2">BS</text:p>
          </table:table-cell>
          <table:table-cell table:style-name="Table2.A2" office:value-type="string">
            <text:p text:style-name="P26">n/a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51">9</text:p>
          </table:table-cell>
          <table:table-cell table:style-name="Table2.A2" office:value-type="string">
            <text:p text:style-name="P52">^I</text:p>
          </table:table-cell>
          <table:table-cell table:style-name="Table2.A2" office:value-type="string">
            <text:p text:style-name="P52">^Itext<text:span text:style-name="T11">`</text:span></text:p>
          </table:table-cell>
          <table:table-cell table:style-name="Table2.D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4">LF</text:p>
          </table:table-cell>
          <table:table-cell table:style-name="Table2.A2" office:value-type="string">
            <text:p text:style-name="P26">n/a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4">11</text:p>
          </table:table-cell>
          <table:table-cell table:style-name="Table2.A2" office:value-type="string">
            <text:p text:style-name="P14">VT</text:p>
          </table:table-cell>
          <table:table-cell table:style-name="Table2.A2" office:value-type="string">
            <text:p text:style-name="P26">n/a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4">12</text:p>
          </table:table-cell>
          <table:table-cell table:style-name="Table2.A2" office:value-type="string">
            <text:p text:style-name="P14">FF</text:p>
          </table:table-cell>
          <table:table-cell table:style-name="Table2.A2" office:value-type="string">
            <text:p text:style-name="P26">n/a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P14">CR</text:p>
          </table:table-cell>
          <table:table-cell table:style-name="Table2.A2" office:value-type="string">
            <text:p text:style-name="P26">n/a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4">14</text:p>
          </table:table-cell>
          <table:table-cell table:style-name="Table2.A2" office:value-type="string">
            <text:p text:style-name="P14">^N</text:p>
          </table:table-cell>
          <table:table-cell table:style-name="Table2.A2" office:value-type="string">
            <text:p text:style-name="P20">^N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N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>15</text:p>
          </table:table-cell>
          <table:table-cell table:style-name="Table2.A2" office:value-type="string">
            <text:p text:style-name="P14">^O</text:p>
          </table:table-cell>
          <table:table-cell table:style-name="Table2.A2" office:value-type="string">
            <text:p text:style-name="P18">^O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4">16</text:p>
          </table:table-cell>
          <table:table-cell table:style-name="Table2.A2" office:value-type="string">
            <text:p text:style-name="P14">^P</text:p>
          </table:table-cell>
          <table:table-cell table:style-name="Table2.A2" office:value-type="string">
            <text:p text:style-name="P26">n/a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4">17</text:p>
          </table:table-cell>
          <table:table-cell table:style-name="Table2.A2" office:value-type="string">
            <text:p text:style-name="P14">^Q</text:p>
          </table:table-cell>
          <table:table-cell table:style-name="Table2.A2" office:value-type="string">
            <text:p text:style-name="P26">^Q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4">18</text:p>
          </table:table-cell>
          <table:table-cell table:style-name="Table2.A2" office:value-type="string">
            <text:p text:style-name="P14">^R</text:p>
          </table:table-cell>
          <table:table-cell table:style-name="Table2.A2" office:value-type="string">
            <text:p text:style-name="P18"><text:span text:style-name="T12">n</text:span>^R</text:p>
          </table:table-cell>
          <table:table-cell table:style-name="Table2.D2" office:value-type="string">
            <text:p text:style-name="P19"/>
          </table:table-cell>
        </table:table-row>
        <text:soft-page-break/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9">^R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51">19</text:p>
          </table:table-cell>
          <table:table-cell table:style-name="Table2.A2" office:value-type="string">
            <text:p text:style-name="P51">^S</text:p>
          </table:table-cell>
          <table:table-cell table:style-name="Table2.A2" office:value-type="string">
            <text:p text:style-name="P54">^S</text:p>
          </table:table-cell>
          <table:table-cell table:style-name="Table2.D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7">^S</text:p>
          </table:table-cell>
          <table:table-cell table:style-name="Table2.D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4">^T</text:p>
          </table:table-cell>
          <table:table-cell table:style-name="Table2.A2" office:value-type="string">
            <text:p text:style-name="P22">n^T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2">:<text:span text:style-name="T13">^T</text:span></text:p>
          </table:table-cell>
          <table:table-cell table:style-name="Table2.D2" office:value-type="string">
            <text:p text:style-name="P31">Escape sequence function.</text:p>
          </table:table-cell>
        </table:table-row>
        <table:table-row>
          <table:table-cell table:style-name="Table2.A2" office:value-type="string">
            <text:p text:style-name="P14">21</text:p>
          </table:table-cell>
          <table:table-cell table:style-name="Table2.A2" office:value-type="string">
            <text:p text:style-name="P14">^U</text:p>
          </table:table-cell>
          <table:table-cell table:style-name="Table2.A2" office:value-type="string">
            <text:p text:style-name="P22">^Uqtext<text:span text:style-name="T11">`</text:span>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4">22</text:p>
          </table:table-cell>
          <table:table-cell table:style-name="Table2.A2" office:value-type="string">
            <text:p text:style-name="P14">^V</text:p>
          </table:table-cell>
          <table:table-cell table:style-name="Table2.A2" office:value-type="string">
            <text:p text:style-name="P20">^V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7">^V^V</text:p>
          </table:table-cell>
          <table:table-cell table:style-name="Table2.D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14">23</text:p>
          </table:table-cell>
          <table:table-cell table:style-name="Table2.A2" office:value-type="string">
            <text:p text:style-name="P14">^W</text:p>
          </table:table-cell>
          <table:table-cell table:style-name="Table2.A2" office:value-type="string">
            <text:p text:style-name="P20">^W</text:p>
          </table:table-cell>
          <table:table-cell table:style-name="Table2.D2" office:value-type="string">
            <text:p text:style-name="P30">Scope function.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0">^W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7">^W^W</text:p>
          </table:table-cell>
          <table:table-cell table:style-name="Table2.D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14">24</text:p>
          </table:table-cell>
          <table:table-cell table:style-name="Table2.A2" office:value-type="string">
            <text:p text:style-name="P14">^X</text:p>
          </table:table-cell>
          <table:table-cell table:style-name="Table2.A2" office:value-type="string">
            <text:p text:style-name="P22"><text:span text:style-name="T12">n</text:span>^X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4">^X</text:p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4">25</text:p>
          </table:table-cell>
          <table:table-cell table:style-name="Table2.A2" office:value-type="string">
            <text:p text:style-name="P14">^Y</text:p>
          </table:table-cell>
          <table:table-cell table:style-name="Table2.A2" office:value-type="string">
            <text:p text:style-name="P20">^Y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14">26</text:p>
          </table:table-cell>
          <table:table-cell table:style-name="Table2.A2" office:value-type="string">
            <text:p text:style-name="P14">^Z</text:p>
          </table:table-cell>
          <table:table-cell table:style-name="Table2.A2" office:value-type="string">
            <text:p text:style-name="P20">^Z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4">27</text:p>
          </table:table-cell>
          <table:table-cell table:style-name="Table2.A2" office:value-type="string">
            <text:p text:style-name="P14">ESC</text:p>
          </table:table-cell>
          <table:table-cell table:style-name="Table2.A2" office:value-type="string">
            <text:p text:style-name="P33">$</text:p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4">28</text:p>
          </table:table-cell>
          <table:table-cell table:style-name="Table2.A2" office:value-type="string">
            <text:p text:style-name="P14">^<text:span text:style-name="T14">\</text:span>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4">29</text:p>
          </table:table-cell>
          <table:table-cell table:style-name="Table2.A2" office:value-type="string">
            <text:p text:style-name="P14">^<text:span text:style-name="T14">]</text:span>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4">30</text:p>
          </table:table-cell>
          <table:table-cell table:style-name="Table2.A2" office:value-type="string">
            <text:p text:style-name="P14">^^</text:p>
          </table:table-cell>
          <table:table-cell table:style-name="Table2.A2" office:value-type="string">
            <text:p text:style-name="P18">^^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4">31</text:p>
          </table:table-cell>
          <table:table-cell table:style-name="Table2.A2" office:value-type="string">
            <text:p text:style-name="P14">^_</text:p>
          </table:table-cell>
          <table:table-cell table:style-name="Table2.A2" office:value-type="string">
            <text:p text:style-name="P18">n^_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4">32</text:p>
          </table:table-cell>
          <table:table-cell table:style-name="Table2.A2" office:value-type="string">
            <text:p text:style-name="P35">SPACE</text:p>
          </table:table-cell>
          <table:table-cell table:style-name="Table2.A2" office:value-type="string">
            <text:p text:style-name="P26">n/a</text:p>
          </table:table-cell>
          <table:table-cell table:style-name="Table2.D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59">33</text:p>
          </table:table-cell>
          <table:table-cell table:style-name="Table2.A2" office:value-type="string">
            <text:p text:style-name="P51">!</text:p>
          </table:table-cell>
          <table:table-cell table:style-name="Table2.A2" office:value-type="string">
            <text:p text:style-name="P51">!<text:span text:style-name="T15">tag!</text:span></text:p>
          </table:table-cell>
          <table:table-cell table:style-name="Table2.D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35">34</text:p>
          </table:table-cell>
          <table:table-cell table:style-name="Table2.A2" office:value-type="string">
            <text:p text:style-name="P14">“</text:p>
          </table:table-cell>
          <table:table-cell table:style-name="Table2.A2" office:value-type="string">
            <text:p text:style-name="P14">“<text:span text:style-name="T16">E</text:span>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35">35</text:p>
          </table:table-cell>
          <table:table-cell table:style-name="Table2.A2" office:value-type="string">
            <text:p text:style-name="P35">#</text:p>
          </table:table-cell>
          <table:table-cell table:style-name="Table2.A2" office:value-type="string">
            <text:p text:style-name="P20">m#n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36</text:p>
          </table:table-cell>
          <table:table-cell table:style-name="Table2.A2" office:value-type="string">
            <text:p text:style-name="P35">$</text:p>
          </table:table-cell>
          <table:table-cell table:style-name="Table2.A2" office:value-type="string">
            <text:p text:style-name="P20">$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35">37</text:p>
          </table:table-cell>
          <table:table-cell table:style-name="Table2.A2" office:value-type="string">
            <text:p text:style-name="P14">%</text:p>
          </table:table-cell>
          <table:table-cell table:style-name="Table2.A2" office:value-type="string">
            <text:p text:style-name="P14">%<text:span text:style-name="T15">q</text:span>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38</text:p>
          </table:table-cell>
          <table:table-cell table:style-name="Table2.A2" office:value-type="string">
            <text:p text:style-name="P35">&amp;</text:p>
          </table:table-cell>
          <table:table-cell table:style-name="Table2.A2" office:value-type="string">
            <text:p text:style-name="P20">m&amp;n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39</text:p>
          </table:table-cell>
          <table:table-cell table:style-name="Table2.A2" office:value-type="string">
            <text:p text:style-name="P14">‘</text:p>
          </table:table-cell>
          <table:table-cell table:style-name="Table2.A2" office:value-type="string">
            <text:p text:style-name="P20">‘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35">40</text:p>
          </table:table-cell>
          <table:table-cell table:style-name="Table2.A2" office:value-type="string">
            <text:p text:style-name="P35">(</text:p>
          </table:table-cell>
          <table:table-cell table:style-name="Table2.A2" office:value-type="string">
            <text:p text:style-name="P20">(n)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41</text:p>
          </table:table-cell>
          <table:table-cell table:style-name="Table2.A2" office:value-type="string">
            <text:p text:style-name="P35">)</text:p>
          </table:table-cell>
          <table:table-cell table:style-name="Table2.A2" office:value-type="string">
            <text:p text:style-name="P20">(n)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42</text:p>
          </table:table-cell>
          <table:table-cell table:style-name="Table2.A2" office:value-type="string">
            <text:p text:style-name="P14">*</text:p>
          </table:table-cell>
          <table:table-cell table:style-name="Table2.A2" office:value-type="string">
            <text:p text:style-name="P20">m*n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43</text:p>
          </table:table-cell>
          <table:table-cell table:style-name="Table2.A2" office:value-type="string">
            <text:p text:style-name="P35">+</text:p>
          </table:table-cell>
          <table:table-cell table:style-name="Table2.A2" office:value-type="string">
            <text:p text:style-name="P20">m+n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44</text:p>
          </table:table-cell>
          <table:table-cell table:style-name="Table2.A2" office:value-type="string">
            <text:p text:style-name="P14">,</text:p>
          </table:table-cell>
          <table:table-cell table:style-name="Table2.A2" office:value-type="string">
            <text:p text:style-name="P20">m,n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45</text:p>
          </table:table-cell>
          <table:table-cell table:style-name="Table2.A2" office:value-type="string">
            <text:p text:style-name="P14">-</text:p>
          </table:table-cell>
          <table:table-cell table:style-name="Table2.A2" office:value-type="string">
            <text:p text:style-name="P20">m-n, -n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80">46</text:p>
          </table:table-cell>
          <table:table-cell table:style-name="Table2.A2" office:value-type="string">
            <text:p text:style-name="P51">.</text:p>
          </table:table-cell>
          <table:table-cell table:style-name="Table2.A2" office:value-type="string">
            <text:p text:style-name="P51">.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35">47</text:p>
          </table:table-cell>
          <table:table-cell table:style-name="Table2.A2" office:value-type="string">
            <text:p text:style-name="P14">/</text:p>
          </table:table-cell>
          <table:table-cell table:style-name="Table2.A2" office:value-type="string">
            <text:p text:style-name="P20">m/n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48-<text:span text:style-name="T17">57</text:span></text:p>
          </table:table-cell>
          <table:table-cell table:style-name="Table2.A2" office:value-type="string">
            <text:p text:style-name="P35">0-<text:span text:style-name="T17">9</text:span></text:p>
          </table:table-cell>
          <table:table-cell table:style-name="Table2.A2" office:value-type="string">
            <text:p text:style-name="P20">[0-9]+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58</text:p>
          </table:table-cell>
          <table:table-cell table:style-name="Table2.A2" office:value-type="string">
            <text:p text:style-name="P14">:</text:p>
          </table:table-cell>
          <table:table-cell table:style-name="Table2.A2" office:value-type="string">
            <text:p text:style-name="P14">:<text:span text:style-name="T18">==</text:span></text:p>
          </table:table-cell>
          <table:table-cell table:style-name="Table2.D2" office:value-type="string">
            <text:p text:style-name="P19"/>
          </table:table-cell>
        </table:table-row>
        <text:soft-page-break/>
        <table:table-row>
          <table:table-cell table:style-name="Table2.A2" office:value-type="string">
            <text:p text:style-name="P35">59</text:p>
          </table:table-cell>
          <table:table-cell table:style-name="Table2.A2" office:value-type="string">
            <text:p text:style-name="P14">;</text:p>
          </table:table-cell>
          <table:table-cell table:style-name="Table2.A2" office:value-type="string">
            <text:p text:style-name="P14">;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35">60</text:p>
          </table:table-cell>
          <table:table-cell table:style-name="Table2.A2" office:value-type="string">
            <text:p text:style-name="P35">&lt;</text:p>
          </table:table-cell>
          <table:table-cell table:style-name="Table2.A2" office:value-type="string">
            <text:p text:style-name="P20">n&lt;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37">61</text:p>
          </table:table-cell>
          <table:table-cell table:style-name="Table2.A2" office:value-type="string">
            <text:p text:style-name="P44">=</text:p>
          </table:table-cell>
          <table:table-cell table:style-name="Table2.A2" office:value-type="string">
            <text:p text:style-name="P17">n=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6<text:span text:style-name="T19">2</text:span></text:p>
          </table:table-cell>
          <table:table-cell table:style-name="Table2.A2" office:value-type="string">
            <text:p text:style-name="P35">&gt;</text:p>
          </table:table-cell>
          <table:table-cell table:style-name="Table2.A2" office:value-type="string">
            <text:p text:style-name="P20">&gt;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61">6<text:span text:style-name="T19">3</text:span></text:p>
          </table:table-cell>
          <table:table-cell table:style-name="Table2.A2" office:value-type="string">
            <text:p text:style-name="P51">?</text:p>
          </table:table-cell>
          <table:table-cell table:style-name="Table2.A2" office:value-type="string">
            <text:p text:style-name="P51">?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35">6<text:span text:style-name="T19">4</text:span></text:p>
          </table:table-cell>
          <table:table-cell table:style-name="Table2.A2" office:value-type="string">
            <text:p text:style-name="P35">@</text:p>
          </table:table-cell>
          <table:table-cell table:style-name="Table2.A2" office:value-type="string">
            <text:p text:style-name="P17">@^A/hello/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80">65</text:p>
          </table:table-cell>
          <table:table-cell table:style-name="Table2.A2" office:value-type="string">
            <text:p text:style-name="P51">A</text:p>
          </table:table-cell>
          <table:table-cell table:style-name="Table2.A2" office:value-type="string">
            <text:p text:style-name="P59">A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3">nA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35">66</text:p>
          </table:table-cell>
          <table:table-cell table:style-name="Table2.A2" office:value-type="string">
            <text:p text:style-name="P14">B</text:p>
          </table:table-cell>
          <table:table-cell table:style-name="Table2.A2" office:value-type="string">
            <text:p text:style-name="P20">B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61">67</text:p>
          </table:table-cell>
          <table:table-cell table:style-name="Table2.A2" office:value-type="string">
            <text:p text:style-name="P51">C</text:p>
          </table:table-cell>
          <table:table-cell table:style-name="Table2.A2" office:value-type="string">
            <text:p text:style-name="P54">nC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61">68</text:p>
          </table:table-cell>
          <table:table-cell table:style-name="Table2.A2" office:value-type="string">
            <text:p text:style-name="P51">D</text:p>
          </table:table-cell>
          <table:table-cell table:style-name="Table2.A2" office:value-type="string">
            <text:p text:style-name="P54">m,nD</text:p>
          </table:table-cell>
          <table:table-cell table:style-name="Table2.D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61">69</text:p>
          </table:table-cell>
          <table:table-cell table:style-name="Table2.A2" office:value-type="string">
            <text:p text:style-name="P51">E%</text:p>
          </table:table-cell>
          <table:table-cell table:style-name="Table2.A2" office:value-type="string">
            <text:p text:style-name="P72">E%qfile<text:span text:style-name="T11">`</text:span>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51"><text:span text:style-name="T19">E</text:span>A</text:p>
          </table:table-cell>
          <table:table-cell table:style-name="Table2.A2" office:value-type="string">
            <text:p text:style-name="P59">EA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51"><text:span text:style-name="T19">E</text:span>B</text:p>
          </table:table-cell>
          <table:table-cell table:style-name="Table2.A2" office:value-type="string">
            <text:p text:style-name="P59">EBfile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51"><text:span text:style-name="T19">E</text:span>C</text:p>
          </table:table-cell>
          <table:table-cell table:style-name="Table2.A2" office:value-type="string">
            <text:p text:style-name="P59">EC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14"><text:span text:style-name="T19">E</text:span>D</text:p>
          </table:table-cell>
          <table:table-cell table:style-name="Table2.A2" office:value-type="string">
            <text:p text:style-name="P22">m,nED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14">E<text:span text:style-name="T19">E</text:span></text:p>
          </table:table-cell>
          <table:table-cell table:style-name="Table2.A2" office:value-type="string">
            <text:p text:style-name="P18">nEE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EF</text:p>
          </table:table-cell>
          <table:table-cell table:style-name="Table2.A2" office:value-type="string">
            <text:p text:style-name="P18">EF</text:p>
          </table:table-cell>
          <table:table-cell table:style-name="Table2.D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51"><text:span text:style-name="T19">E</text:span>G</text:p>
          </table:table-cell>
          <table:table-cell table:style-name="Table2.A2" office:value-type="string">
            <text:p text:style-name="P68">EGtext<text:span text:style-name="T11">`</text:span>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EH</text:p>
          </table:table-cell>
          <table:table-cell table:style-name="Table2.A2" office:value-type="string">
            <text:p text:style-name="P18"><text:span text:style-name="T20">m,</text:span>nEH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67">EI</text:p>
          </table:table-cell>
          <table:table-cell table:style-name="Table2.A2" office:value-type="string">
            <text:p text:style-name="P68">EIfile<text:span text:style-name="T11">`</text:span>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EJ</text:p>
          </table:table-cell>
          <table:table-cell table:style-name="Table2.A2" office:value-type="string">
            <text:p text:style-name="P18">nEJ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7">EK</text:p>
          </table:table-cell>
          <table:table-cell table:style-name="Table2.A2" office:value-type="string">
            <text:p text:style-name="P59">EK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7">EL</text:p>
          </table:table-cell>
          <table:table-cell table:style-name="Table2.A2" office:value-type="string">
            <text:p text:style-name="P59">ELfile<text:span text:style-name="T11">`</text:span>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51"><text:span text:style-name="T19">E</text:span>N</text:p>
          </table:table-cell>
          <table:table-cell table:style-name="Table2.A2" office:value-type="string">
            <text:p text:style-name="P59">ENfile<text:span text:style-name="T11">`</text:span>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14"><text:span text:style-name="T19">E</text:span>O</text:p>
          </table:table-cell>
          <table:table-cell table:style-name="Table2.A2" office:value-type="string">
            <text:p text:style-name="P18">nEO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51"><text:span text:style-name="T19">E</text:span>P</text:p>
          </table:table-cell>
          <table:table-cell table:style-name="Table2.A2" office:value-type="string">
            <text:p text:style-name="P59">EP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51"><text:span text:style-name="T19">E</text:span>Q</text:p>
          </table:table-cell>
          <table:table-cell table:style-name="Table2.A2" office:value-type="string">
            <text:p text:style-name="P72">E<text:span text:style-name="T21">Qq</text:span>file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51"><text:span text:style-name="T19">E</text:span>R</text:p>
          </table:table-cell>
          <table:table-cell table:style-name="Table2.A2" office:value-type="string">
            <text:p text:style-name="P59">ERfile<text:span text:style-name="T11">`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14"><text:span text:style-name="T19">E</text:span>S</text:p>
          </table:table-cell>
          <table:table-cell table:style-name="Table2.A2" office:value-type="string">
            <text:p text:style-name="P18">nES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14"><text:span text:style-name="T19">E</text:span>T</text:p>
          </table:table-cell>
          <table:table-cell table:style-name="Table2.A2" office:value-type="string">
            <text:p text:style-name="P18">m,nET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14"><text:span text:style-name="T19">E</text:span>U</text:p>
          </table:table-cell>
          <table:table-cell table:style-name="Table2.A2" office:value-type="string">
            <text:p text:style-name="P18">nEU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14"><text:span text:style-name="T19">E</text:span>V</text:p>
          </table:table-cell>
          <table:table-cell table:style-name="Table2.A2" office:value-type="string">
            <text:p text:style-name="P18">nEV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7">EW</text:p>
          </table:table-cell>
          <table:table-cell table:style-name="Table2.A2" office:value-type="string">
            <text:p text:style-name="P59">EWfile<text:span text:style-name="T11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EX</text:p>
          </table:table-cell>
          <table:table-cell table:style-name="Table2.A2" office:value-type="string">
            <text:p text:style-name="P18">EX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51"><text:span text:style-name="T19">E</text:span>Y</text:p>
          </table:table-cell>
          <table:table-cell table:style-name="Table2.A2" office:value-type="string">
            <text:p text:style-name="P72">EY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7">E_</text:p>
          </table:table-cell>
          <table:table-cell table:style-name="Table2.A2" office:value-type="string">
            <text:p text:style-name="P72">E_text<text:span text:style-name="T11">`</text:span>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5">70</text:p>
          </table:table-cell>
          <table:table-cell table:style-name="Table2.A2" office:value-type="string">
            <text:p text:style-name="P14">F’</text:p>
          </table:table-cell>
          <table:table-cell table:style-name="Table2.A2" office:value-type="string">
            <text:p text:style-name="P40">F’</text:p>
          </table:table-cell>
          <table:table-cell table:style-name="Table2.D2" office:value-type="string">
            <text:p text:style-name="P39"/>
          </table:table-cell>
        </table:table-row>
        <text:soft-page-break/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&lt;</text:p>
          </table:table-cell>
          <table:table-cell table:style-name="Table2.A2" office:value-type="string">
            <text:p text:style-name="P40">F&lt;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&gt;</text:p>
          </table:table-cell>
          <table:table-cell table:style-name="Table2.A2" office:value-type="string">
            <text:p text:style-name="P40">F&gt;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|</text:p>
          </table:table-cell>
          <table:table-cell table:style-name="Table2.A2" office:value-type="string">
            <text:p text:style-name="P40">F|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B</text:p>
          </table:table-cell>
          <table:table-cell table:style-name="Table2.A2" office:value-type="string">
            <text:p text:style-name="P40">m,nFB<text:span text:style-name="T11">text`</text:span>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C</text:p>
          </table:table-cell>
          <table:table-cell table:style-name="Table2.A2" office:value-type="string">
            <text:p text:style-name="P40">m,nFC<text:span text:style-name="T11">text1`text2`</text:span>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D</text:p>
          </table:table-cell>
          <table:table-cell table:style-name="Table2.A2" office:value-type="string">
            <text:p text:style-name="P40">nFD<text:span text:style-name="T11">text`</text:span>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7">FK</text:p>
          </table:table-cell>
          <table:table-cell table:style-name="Table2.A2" office:value-type="string">
            <text:p text:style-name="P72">nFK<text:span text:style-name="T11">text`</text:span>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N</text:p>
          </table:table-cell>
          <table:table-cell table:style-name="Table2.A2" office:value-type="string">
            <text:p text:style-name="P40">nFN<text:span text:style-name="T11">text1`text`</text:span>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R</text:p>
          </table:table-cell>
          <table:table-cell table:style-name="Table2.A2" office:value-type="string">
            <text:p text:style-name="P40">FR<text:span text:style-name="T11">text1`text2`</text:span>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S</text:p>
          </table:table-cell>
          <table:table-cell table:style-name="Table2.A2" office:value-type="string">
            <text:p text:style-name="P40">nFS<text:span text:style-name="T11">text1`text2`</text:span>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7">F_</text:p>
          </table:table-cell>
          <table:table-cell table:style-name="Table2.A2" office:value-type="string">
            <text:p text:style-name="P40">nF_text<text:span text:style-name="T11">1`text2`</text:span>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80">71</text:p>
          </table:table-cell>
          <table:table-cell table:style-name="Table2.A2" office:value-type="string">
            <text:p text:style-name="P51">G</text:p>
          </table:table-cell>
          <table:table-cell table:style-name="Table2.A2" office:value-type="string">
            <text:p text:style-name="P72">Gq,:Gq,G*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5">72</text:p>
          </table:table-cell>
          <table:table-cell table:style-name="Table2.A2" office:value-type="string">
            <text:p text:style-name="P37">H</text:p>
          </table:table-cell>
          <table:table-cell table:style-name="Table2.A2" office:value-type="string">
            <text:p text:style-name="P40">H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61">73</text:p>
          </table:table-cell>
          <table:table-cell table:style-name="Table2.A2" office:value-type="string">
            <text:p text:style-name="P67">I</text:p>
          </table:table-cell>
          <table:table-cell table:style-name="Table2.A2" office:value-type="string">
            <text:p text:style-name="P72">Itext<text:span text:style-name="T11">`</text:span></text:p>
          </table:table-cell>
          <table:table-cell table:style-name="Table2.D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35">74</text:p>
          </table:table-cell>
          <table:table-cell table:style-name="Table2.A2" office:value-type="string">
            <text:p text:style-name="P37">J</text:p>
          </table:table-cell>
          <table:table-cell table:style-name="Table2.A2" office:value-type="string">
            <text:p text:style-name="P40">nJ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1">75</text:p>
          </table:table-cell>
          <table:table-cell table:style-name="Table2.A2" office:value-type="string">
            <text:p text:style-name="P67">K</text:p>
          </table:table-cell>
          <table:table-cell table:style-name="Table2.A2" office:value-type="string">
            <text:p text:style-name="P72">m,nK</text:p>
          </table:table-cell>
          <table:table-cell table:style-name="Table2.D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1">76</text:p>
          </table:table-cell>
          <table:table-cell table:style-name="Table2.A2" office:value-type="string">
            <text:p text:style-name="P67">L</text:p>
          </table:table-cell>
          <table:table-cell table:style-name="Table2.A2" office:value-type="string">
            <text:p text:style-name="P72">nL</text:p>
          </table:table-cell>
          <table:table-cell table:style-name="Table2.D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1">77</text:p>
          </table:table-cell>
          <table:table-cell table:style-name="Table2.A2" office:value-type="string">
            <text:p text:style-name="P67">M</text:p>
          </table:table-cell>
          <table:table-cell table:style-name="Table2.A2" office:value-type="string">
            <text:p text:style-name="P72">Mq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35">78</text:p>
          </table:table-cell>
          <table:table-cell table:style-name="Table2.A2" office:value-type="string">
            <text:p text:style-name="P14">N</text:p>
          </table:table-cell>
          <table:table-cell table:style-name="Table2.A2" office:value-type="string">
            <text:p text:style-name="P40">Ntext<text:span text:style-name="T11">`</text:span>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35">79</text:p>
          </table:table-cell>
          <table:table-cell table:style-name="Table2.A2" office:value-type="string">
            <text:p text:style-name="P14">O</text:p>
          </table:table-cell>
          <table:table-cell table:style-name="Table2.A2" office:value-type="string">
            <text:p text:style-name="P40">Otag<text:span text:style-name="T11">`, nOt1,t2,t3`</text:span>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61">80</text:p>
          </table:table-cell>
          <table:table-cell table:style-name="Table2.A2" office:value-type="string">
            <text:p text:style-name="P51">P</text:p>
          </table:table-cell>
          <table:table-cell table:style-name="Table2.A2" office:value-type="string">
            <text:p text:style-name="P72">m,nP</text:p>
          </table:table-cell>
          <table:table-cell table:style-name="Table2.D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8">-<text:span text:style-name="T22">P</text:span></text:p>
          </table:table-cell>
          <table:table-cell table:style-name="Table2.D2" office:value-type="string">
            <text:p text:style-name="P49">TECO-32 feature.</text:p>
          </table:table-cell>
        </table:table-row>
        <table:table-row>
          <table:table-cell table:style-name="Table2.A2" office:value-type="string">
            <text:p text:style-name="P35">81</text:p>
          </table:table-cell>
          <table:table-cell table:style-name="Table2.A2" office:value-type="string">
            <text:p text:style-name="P14">Q</text:p>
          </table:table-cell>
          <table:table-cell table:style-name="Table2.A2" office:value-type="string">
            <text:p text:style-name="P40">Qq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1">82</text:p>
          </table:table-cell>
          <table:table-cell table:style-name="Table2.A2" office:value-type="string">
            <text:p text:style-name="P51">R</text:p>
          </table:table-cell>
          <table:table-cell table:style-name="Table2.A2" office:value-type="string">
            <text:p text:style-name="P72">nR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5">83</text:p>
          </table:table-cell>
          <table:table-cell table:style-name="Table2.A2" office:value-type="string">
            <text:p text:style-name="P14">S</text:p>
          </table:table-cell>
          <table:table-cell table:style-name="Table2.A2" office:value-type="string">
            <text:p text:style-name="P40">m,nStext<text:span text:style-name="T11">`</text:span>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61">84</text:p>
          </table:table-cell>
          <table:table-cell table:style-name="Table2.A2" office:value-type="string">
            <text:p text:style-name="P51">T</text:p>
          </table:table-cell>
          <table:table-cell table:style-name="Table2.A2" office:value-type="string">
            <text:p text:style-name="P72">m,nT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5">85</text:p>
          </table:table-cell>
          <table:table-cell table:style-name="Table2.A2" office:value-type="string">
            <text:p text:style-name="P14">U</text:p>
          </table:table-cell>
          <table:table-cell table:style-name="Table2.A2" office:value-type="string">
            <text:p text:style-name="P40">nUq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1">86</text:p>
          </table:table-cell>
          <table:table-cell table:style-name="Table2.A2" office:value-type="string">
            <text:p text:style-name="P51">V</text:p>
          </table:table-cell>
          <table:table-cell table:style-name="Table2.A2" office:value-type="string">
            <text:p text:style-name="P72">nV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5">87</text:p>
          </table:table-cell>
          <table:table-cell table:style-name="Table2.A2" office:value-type="string">
            <text:p text:style-name="P14">W</text:p>
          </table:table-cell>
          <table:table-cell table:style-name="Table2.A2" office:value-type="string">
            <text:p text:style-name="P40">m,n:W</text:p>
          </table:table-cell>
          <table:table-cell table:style-name="Table2.D2" office:value-type="string">
            <text:p text:style-name="P43">Scope function.</text:p>
          </table:table-cell>
        </table:table-row>
        <table:table-row>
          <table:table-cell table:style-name="Table2.A2" office:value-type="string">
            <text:p text:style-name="P61">88</text:p>
          </table:table-cell>
          <table:table-cell table:style-name="Table2.A2" office:value-type="string">
            <text:p text:style-name="P51">X</text:p>
          </table:table-cell>
          <table:table-cell table:style-name="Table2.A2" office:value-type="string">
            <text:p text:style-name="P59">m,n:Xq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61">89</text:p>
          </table:table-cell>
          <table:table-cell table:style-name="Table2.A2" office:value-type="string">
            <text:p text:style-name="P51">Y</text:p>
          </table:table-cell>
          <table:table-cell table:style-name="Table2.A2" office:value-type="string">
            <text:p text:style-name="P72">Y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8">-<text:span text:style-name="T22">Y</text:span></text:p>
          </table:table-cell>
          <table:table-cell table:style-name="Table2.D2" office:value-type="string">
            <text:p text:style-name="P49">TECO-32 feature.</text:p>
          </table:table-cell>
        </table:table-row>
        <table:table-row>
          <table:table-cell table:style-name="Table2.A2" office:value-type="string">
            <text:p text:style-name="P61">90</text:p>
          </table:table-cell>
          <table:table-cell table:style-name="Table2.A2" office:value-type="string">
            <text:p text:style-name="P51">Z</text:p>
          </table:table-cell>
          <table:table-cell table:style-name="Table2.A2" office:value-type="string">
            <text:p text:style-name="P72">Z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37">91</text:p>
          </table:table-cell>
          <table:table-cell table:style-name="Table2.A2" office:value-type="string">
            <text:p text:style-name="P37">[</text:p>
          </table:table-cell>
          <table:table-cell table:style-name="Table2.A2" office:value-type="string">
            <text:p text:style-name="P37">[<text:span text:style-name="T23">q</text:span>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7">92</text:p>
          </table:table-cell>
          <table:table-cell table:style-name="Table2.A2" office:value-type="string">
            <text:p text:style-name="P67">\</text:p>
          </table:table-cell>
          <table:table-cell table:style-name="Table2.A2" office:value-type="string">
            <text:p text:style-name="P72">\<text:span text:style-name="T24">nnn</text:span>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77">n\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37">93</text:p>
          </table:table-cell>
          <table:table-cell table:style-name="Table2.A2" office:value-type="string">
            <text:p text:style-name="P37">]</text:p>
          </table:table-cell>
          <table:table-cell table:style-name="Table2.A2" office:value-type="string">
            <text:p text:style-name="P40">]q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7">94</text:p>
          </table:table-cell>
          <table:table-cell table:style-name="Table2.A2" office:value-type="string">
            <text:p text:style-name="P37">^</text:p>
          </table:table-cell>
          <table:table-cell table:style-name="Table2.A2" office:value-type="string">
            <text:p text:style-name="P40">^x</text:p>
          </table:table-cell>
          <table:table-cell table:style-name="Table2.D2" office:value-type="string">
            <text:p text:style-name="P39"/>
          </table:table-cell>
        </table:table-row>
        <text:soft-page-break/>
        <table:table-row>
          <table:table-cell table:style-name="Table2.A2" office:value-type="string">
            <text:p text:style-name="P37">95</text:p>
          </table:table-cell>
          <table:table-cell table:style-name="Table2.A2" office:value-type="string">
            <text:p text:style-name="P14">_</text:p>
          </table:table-cell>
          <table:table-cell table:style-name="Table2.A2" office:value-type="string">
            <text:p text:style-name="P40">n_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7">96</text:p>
          </table:table-cell>
          <table:table-cell table:style-name="Table2.A2" office:value-type="string">
            <text:p text:style-name="P37">`</text:p>
          </table:table-cell>
          <table:table-cell table:style-name="Table2.A2" office:value-type="string">
            <text:p text:style-name="P40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7">97-122</text:p>
          </table:table-cell>
          <table:table-cell table:style-name="Table2.A2" office:value-type="string">
            <text:p text:style-name="P37">a-z</text:p>
          </table:table-cell>
          <table:table-cell table:style-name="Table2.A2" office:value-type="string">
            <text:p text:style-name="P40">n/a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7">123</text:p>
          </table:table-cell>
          <table:table-cell table:style-name="Table2.A2" office:value-type="string">
            <text:p text:style-name="P37">{</text:p>
          </table:table-cell>
          <table:table-cell table:style-name="Table2.A2" office:value-type="string">
            <text:p text:style-name="P40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7">124</text:p>
          </table:table-cell>
          <table:table-cell table:style-name="Table2.A2" office:value-type="string">
            <text:p text:style-name="P37">|</text:p>
          </table:table-cell>
          <table:table-cell table:style-name="Table2.A2" office:value-type="string">
            <text:p text:style-name="P20">|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37">125</text:p>
          </table:table-cell>
          <table:table-cell table:style-name="Table2.A2" office:value-type="string">
            <text:p text:style-name="P37">}</text:p>
          </table:table-cell>
          <table:table-cell table:style-name="Table2.A2" office:value-type="string">
            <text:p text:style-name="P17">n/a</text:p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37">126</text:p>
          </table:table-cell>
          <table:table-cell table:style-name="Table2.A2" office:value-type="string">
            <text:p text:style-name="P37">~</text:p>
          </table:table-cell>
          <table:table-cell table:style-name="Table2.A2" office:value-type="string">
            <text:p text:style-name="P20">n/a</text:p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37">127</text:p>
          </table:table-cell>
          <table:table-cell table:style-name="Table2.A2" office:value-type="string">
            <text:p text:style-name="P37">DEL</text:p>
          </table:table-cell>
          <table:table-cell table:style-name="Table2.A2" office:value-type="string">
            <text:p text:style-name="P20">n/a</text:p>
          </table:table-cell>
          <table:table-cell table:style-name="Table2.D2" office:value-type="string">
            <text:p text:style-name="P2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26T23:28:47.927350555</dc:date>
    <meta:editing-duration>P1DT3H8M58S</meta:editing-duration>
    <meta:editing-cycles>46</meta:editing-cycles>
    <meta:generator>LibreOffice/6.1.4.2$Linux_X86_64 LibreOffice_project/10$Build-2</meta:generator>
    <meta:document-statistic meta:table-count="1" meta:image-count="0" meta:object-count="0" meta:page-count="11" meta:paragraph-count="572" meta:word-count="1269" meta:character-count="6151" meta:non-whitespace-character-count="5497"/>
  </office:meta>
</office:document-meta>
</file>